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F0000020320FBE8FD792F44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7.55cm" fo:min-width="19.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3.35cm" fo:min-width="6.7cm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svg:stroke-width="0.07cm" svg:stroke-color="#000000" draw:marker-start-width="0.445cm" draw:marker-end-width="0.445cm" draw:fill="none" draw:textarea-horizontal-align="justify" draw:textarea-vertical-align="middle" draw:auto-grow-height="false" fo:min-height="0.48cm" fo:min-width="0.93cm" fo:padding-top="0.16cm" fo:padding-bottom="0.16cm" fo:padding-left="0.285cm" fo:padding-right="0.28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55cm" fo:min-width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7.8cm" svg:x="1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9.589cm" svg:height="9.014cm" svg:x="1cm" svg:y="0.986cm">
          <draw:image xlink:href="Pictures/100000000000045F0000020320FBE8FD792F4411.png" xlink:type="simple" xlink:show="embed" xlink:actuate="onLoad">
            <text:p/>
          </draw:image>
        </draw:frame>
        <draw:custom-shape draw:style-name="gr3" draw:text-style-name="P1" draw:layer="layout" svg:width="7.2cm" svg:height="3.6cm" svg:x="12.4cm" svg:y="5.5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13.4cm" svg:y1="7cm" svg:x2="14.7cm" svg:y2="7cm">
            <text:p/>
          </draw:line>
          <draw:custom-shape draw:style-name="gr5" draw:text-style-name="P2" draw:layer="layout" svg:width="1.5cm" svg:height="0.8cm" svg:x="14.7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8cm" svg:height="0.8cm" svg:x="17.2cm" svg:y="7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6.2cm" svg:y1="7cm" svg:x2="18.9cm" svg:y2="7cm">
            <text:p/>
          </draw:line>
          <draw:line draw:style-name="gr8" draw:text-style-name="P2" draw:layer="layout" svg:x1="17.6cm" svg:y1="7.7cm" svg:x2="17.6cm" svg:y2="7cm">
            <text:p/>
          </draw:line>
          <draw:line draw:style-name="gr8" draw:text-style-name="P2" draw:layer="layout" svg:x1="17.6cm" svg:y1="9cm" svg:x2="17.6cm" svg:y2="8.5cm">
            <text:p/>
          </draw:line>
          <draw:line draw:style-name="gr7" draw:text-style-name="P2" draw:layer="layout" svg:x1="13.3cm" svg:y1="9cm" svg:x2="18.9cm" svg:y2="9cm">
            <text:p/>
          </draw:line>
          <draw:line draw:style-name="gr8" draw:text-style-name="P2" draw:layer="layout" svg:x1="18.9cm" svg:y1="9cm" svg:x2="18.9cm" svg:y2="8.5cm">
            <text:p/>
          </draw:line>
          <draw:frame draw:style-name="gr9" draw:text-style-name="P3" draw:layer="layout" svg:width="7.6cm" svg:height="1cm" svg:x="12.8cm" svg:y="7.6cm">
            <draw:text-box>
              <text:p><text:s text:c="2"/>V <text:s text:c="15"/>E <text:s text:c="13"/>Io</text:p>
            </draw:text-box>
          </draw:frame>
          <draw:custom-shape draw:style-name="gr6" draw:text-style-name="P1" draw:layer="layout" svg:width="0.8cm" svg:height="0.8cm" svg:x="18.5cm" svg:y="7.7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3" draw:layer="layout" svg:width="1cm" svg:height="1cm" svg:x="14.9cm" svg:y="6.5cm">
            <draw:text-box>
              <text:p>R</text:p>
            </draw:text-box>
          </draw:frame>
          <draw:line draw:style-name="gr10" draw:text-style-name="P2" draw:layer="layout" svg:x1="18.9cm" svg:y1="7cm" svg:x2="18.9cm" svg:y2="8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cm" svg:stroke-color="#000000" draw:marker-start-width="0cm" draw:marker-start-center="false" draw:marker-end-width="0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7T17:37:31.836311150</dc:date>
    <meta:editing-duration>PT29M58S</meta:editing-duration>
    <meta:editing-cycles>6</meta:editing-cycles>
    <meta:generator>LibreOffice/5.1.6.2$Linux_X86_64 LibreOffice_project/10m0$Build-2</meta:generator>
    <meta:document-statistic meta:object-count="16"/>
  </office:meta>
</office:document-meta>
</file>